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60%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664cm" svg:y1="2cm" svg:x2="0cm" svg:y2="0.339cm">
          <text:p/>
        </draw:line>
        <draw:line draw:style-name="gr2" draw:text-style-name="P1" draw:layer="layout" svg:x1="0.336cm" svg:y1="-0.002cm" svg:x2="2cm" svg:y2="1.6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5T00:42:37.22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2"/>
  </office:meta>
</office:document-meta>
</file>